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0f6877" officeooo:paragraph-rsid="000f6877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f6877" officeooo:paragraph-rsid="000f6877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346fa" officeooo:paragraph-rsid="001346fa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6pt" fo:font-weight="normal" officeooo:rsid="000f6877" officeooo:paragraph-rsid="000f6877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officeooo:rsid="000f6877" officeooo:paragraph-rsid="000f6877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3317f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346fa" officeooo:paragraph-rsid="001346fa" style:font-size-asian="10.5pt" style:font-weight-asian="normal" style:font-size-complex="12pt" style:font-weight-complex="normal"/>
    </style:style>
    <style:style style:name="T1" style:family="text">
      <style:text-properties fo:font-size="14pt" fo:font-weight="normal" officeooo:rsid="0013317f" style:font-size-asian="12.25pt" style:font-weight-asian="normal" style:font-size-complex="14pt" style:font-weight-complex="normal"/>
    </style:style>
    <style:style style:name="T2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formanse računarskih sistema</text:p>
      <text:p text:style-name="P2">Domaći zadatak</text:p>
      <text:p text:style-name="P2"/>
      <text:p text:style-name="P4">Nikola Mitić 2017/0110</text:p>
      <text:p text:style-name="P4"/>
      <text:p text:style-name="P5"/>
      <text:p text:style-name="P6"><text:span text:style-name="T1"><text:tab/></text:span><text:span text:style-name="T2">Za izradu domaćeg zadatka koristio sam programski jezik Python, koristeći biblioteke numpy i matplotlib. Biblioteka numpy omogućava efikasne numeričke operacije i manipulaciju nizovima i matricama, dok matplotlib služi za kreiranje grafičkih prikaza podataka, što je omogućilo detaljnu analizu i vizualizaciju rezultata.</text:span></text:p>
      <text:p text:style-name="P6"><text:span text:style-name="T2"/></text:p>
      <text:p text:style-name="P6"><text:span text:style-name="T2"/></text:p>
      <text:p text:style-name="P3">Analitičko rešavanje</text:p>
      <text:p text:style-name="P3"/>
      <text:p text:style-name="P7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17:42:07.273321697</meta:creation-date>
    <dc:date>2024-06-15T18:11:54.397261967</dc:date>
    <meta:editing-duration>PT29M45S</meta:editing-duration>
    <meta:editing-cycles>4</meta:editing-cycles>
    <meta:generator>LibreOffice/24.2.4.2$Linux_X86_64 LibreOffice_project/420$Build-2</meta:generator>
    <meta:document-statistic meta:table-count="0" meta:image-count="0" meta:object-count="0" meta:page-count="1" meta:paragraph-count="6" meta:word-count="51" meta:character-count="409" meta:non-whitespace-character-count="361"/>
  </office:meta>
</office:document-meta>
</file>